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ans"/>
    </style:style>
    <style:style style:name="P2" style:family="paragraph" style:parent-style-name="Standard">
      <style:text-properties style:font-name="Liberation Sans" officeooo:rsid="001f6b08" officeooo:paragraph-rsid="001f6b08"/>
    </style:style>
    <style:style style:name="P3" style:family="paragraph" style:parent-style-name="Standard">
      <style:text-properties style:font-name="Liberation Sans" officeooo:paragraph-rsid="000a2337"/>
    </style:style>
    <style:style style:name="P4" style:family="paragraph" style:parent-style-name="Standard">
      <style:text-properties style:font-name="Liberation Sans" officeooo:paragraph-rsid="000bea9a"/>
    </style:style>
    <style:style style:name="P5" style:family="paragraph" style:parent-style-name="Standard">
      <style:text-properties style:font-name="Liberation Sans" officeooo:paragraph-rsid="0021a850"/>
    </style:style>
    <style:style style:name="P6" style:family="paragraph" style:parent-style-name="Standard">
      <style:text-properties style:font-name="Liberation Sans" officeooo:rsid="0023061b" officeooo:paragraph-rsid="0023061b"/>
    </style:style>
    <style:style style:name="P7" style:family="paragraph" style:parent-style-name="Standard">
      <style:paragraph-properties fo:line-height="115%"/>
      <style:text-properties style:font-name="Liberation Sans" officeooo:rsid="00273260" officeooo:paragraph-rsid="00273260"/>
    </style:style>
    <style:style style:name="P8" style:family="paragraph" style:parent-style-name="Standard">
      <style:paragraph-properties fo:line-height="115%"/>
      <style:text-properties style:font-name="Liberation Sans" officeooo:rsid="0027ca77" officeooo:paragraph-rsid="0027ca77"/>
    </style:style>
    <style:style style:name="P9" style:family="paragraph" style:parent-style-name="Standard">
      <style:paragraph-properties fo:line-height="115%"/>
      <style:text-properties officeooo:paragraph-rsid="00281bcc"/>
    </style:style>
    <style:style style:name="P10" style:family="paragraph" style:parent-style-name="Table_20_Contents">
      <style:text-properties style:font-name="Liberation Sans"/>
    </style:style>
    <style:style style:name="P11" style:family="paragraph" style:parent-style-name="Table_20_Contents">
      <style:text-properties style:font-name="Liberation Sans" officeooo:rsid="000a2337" officeooo:paragraph-rsid="000a2337"/>
    </style:style>
    <style:style style:name="P12" style:family="paragraph" style:parent-style-name="Table_20_Contents">
      <style:text-properties style:font-name="Liberation Sans" officeooo:rsid="000d4483" officeooo:paragraph-rsid="000d4483"/>
    </style:style>
    <style:style style:name="P13" style:family="paragraph" style:parent-style-name="Table_20_Contents">
      <style:text-properties style:font-name="Liberation Sans" officeooo:rsid="000bea9a" officeooo:paragraph-rsid="000bea9a"/>
    </style:style>
    <style:style style:name="P14" style:family="paragraph" style:parent-style-name="Standard" style:list-style-name="L1">
      <style:paragraph-properties fo:line-height="115%"/>
      <style:text-properties style:font-name="Liberation Sans" officeooo:rsid="001242ea" officeooo:paragraph-rsid="001242ea"/>
    </style:style>
    <style:style style:name="P15" style:family="paragraph" style:parent-style-name="Standard">
      <style:paragraph-properties fo:line-height="115%"/>
      <style:text-properties style:font-name="Liberation Sans" officeooo:rsid="00273260" officeooo:paragraph-rsid="00281bcc"/>
    </style:style>
    <style:style style:name="P16" style:family="paragraph" style:parent-style-name="Standard" style:list-style-name="L1">
      <style:paragraph-properties fo:margin-top="0.302cm" fo:margin-bottom="0.302cm" loext:contextual-spacing="false" fo:line-height="150%"/>
      <style:text-properties style:font-name="Liberation Sans" officeooo:rsid="001242ea" officeooo:paragraph-rsid="001242ea"/>
    </style:style>
    <style:style style:name="P17" style:family="paragraph" style:parent-style-name="Standard" style:list-style-name="L1">
      <style:paragraph-properties fo:margin-top="0.302cm" fo:margin-bottom="0.302cm" loext:contextual-spacing="false" fo:line-height="115%"/>
      <style:text-properties style:font-name="Liberation Sans" officeooo:rsid="001242ea" officeooo:paragraph-rsid="001242ea"/>
    </style:style>
    <style:style style:name="P18" style:family="paragraph" style:parent-style-name="Standard" style:list-style-name="L1">
      <style:paragraph-properties fo:margin-top="0.201cm" fo:margin-bottom="0.201cm" loext:contextual-spacing="false" fo:line-height="115%"/>
      <style:text-properties style:font-name="Liberation Sans" officeooo:rsid="001242ea" officeooo:paragraph-rsid="001242ea"/>
    </style:style>
    <style:style style:name="P19" style:family="paragraph" style:parent-style-name="Standard" style:list-style-name="L1">
      <style:paragraph-properties fo:margin-top="0.201cm" fo:margin-bottom="0.201cm" loext:contextual-spacing="false" fo:line-height="115%"/>
      <style:text-properties style:font-name="Liberation Sans" officeooo:rsid="001ce350" officeooo:paragraph-rsid="001ce350"/>
    </style:style>
    <style:style style:name="P20" style:family="paragraph" style:parent-style-name="Text_20_body" style:list-style-name="L2"/>
    <style:style style:name="P21" style:family="paragraph" style:parent-style-name="Text_20_body">
      <style:text-properties style:font-name="Liberation Sans" officeooo:paragraph-rsid="002aafa5"/>
    </style:style>
    <style:style style:name="P22" style:family="paragraph" style:parent-style-name="Text_20_body" style:list-style-name="L2">
      <style:paragraph-properties fo:margin-top="0cm" fo:margin-bottom="0cm" loext:contextual-spacing="false"/>
    </style:style>
    <style:style style:name="T1" style:family="text">
      <style:text-properties officeooo:rsid="00142f4e"/>
    </style:style>
    <style:style style:name="T2" style:family="text">
      <style:text-properties officeooo:rsid="0015966e"/>
    </style:style>
    <style:style style:name="T3" style:family="text">
      <style:text-properties officeooo:rsid="0016f11a"/>
    </style:style>
    <style:style style:name="T4" style:family="text">
      <style:text-properties officeooo:rsid="00188d82"/>
    </style:style>
    <style:style style:name="T5" style:family="text">
      <style:text-properties officeooo:rsid="001a36d9"/>
    </style:style>
    <style:style style:name="T6" style:family="text">
      <style:text-properties officeooo:rsid="001ba531"/>
    </style:style>
    <style:style style:name="T7" style:family="text">
      <style:text-properties officeooo:rsid="001d2488"/>
    </style:style>
    <style:style style:name="T8" style:family="text">
      <style:text-properties officeooo:rsid="001d452c"/>
    </style:style>
    <style:style style:name="T9" style:family="text">
      <style:text-properties officeooo:rsid="001dcbc3"/>
    </style:style>
    <style:style style:name="T10" style:family="text">
      <style:text-properties officeooo:rsid="0021a850"/>
    </style:style>
    <style:style style:name="T11" style:family="text">
      <style:text-properties officeooo:rsid="00242024"/>
    </style:style>
    <style:style style:name="T12" style:family="text">
      <style:text-properties style:font-name="Liberation Sans" officeooo:rsid="001242ea"/>
    </style:style>
    <style:style style:name="T13" style:family="text">
      <style:text-properties style:font-name="Liberation Sans" officeooo:rsid="00273260"/>
    </style:style>
    <style:style style:name="T14" style:family="text">
      <style:text-properties style:font-name="Liberation Sans" officeooo:rsid="0027ca77"/>
    </style:style>
    <style:style style:name="T15" style:family="text">
      <style:text-properties style:font-name="Liberation Sans" officeooo:rsid="00281bcc"/>
    </style:style>
    <style:style style:name="T16" style:family="text">
      <style:text-properties style:font-name="Liberation Sans" fo:language="fr" fo:country="FR" officeooo:rsid="00281bcc"/>
    </style:style>
    <style:style style:name="T17" style:family="text">
      <style:text-properties officeooo:rsid="002aafa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09/2019 <text:tab/><text:tab/><text:tab/><text:tab/>TP1 : Recherche d’information<text:tab/></text:p>
      <text:p text:style-name="P1"/>
      <text:p text:style-name="P2">BARDY Benjamin</text:p>
      <text:p text:style-name="P2">ORTIZ Diégo</text:p>
      <text:p text:style-name="P1"/>
      <text:h text:style-name="Heading_20_3" text:outline-level="3"><text:span text:style-name="T10">3. </text:span>Analyses et exploration du code pour l’indexation et la recherche</text:h>
      <text:p text:style-name="P5"/>
      <text:p text:style-name="P5">3.2 )</text:p>
      <text:p text:style-name="P5"/>
      <table:table table:name="Tableau1" table:style-name="Tableau1">
        <table:table-column table:style-name="Tableau1.A" table:number-columns-repeated="3"/>
        <table:table-row>
          <table:table-cell table:style-name="Tableau1.A1" office:value-type="string">
            <text:p text:style-name="P10"/>
          </table:table-cell>
          <table:table-cell table:style-name="Tableau1.A1" office:value-type="string">
            <text:p text:style-name="P11">Classes</text:p>
          </table:table-cell>
          <table:table-cell table:style-name="Tableau1.C1" office:value-type="string">
            <text:p text:style-name="P11">Méthodes</text:p>
          </table:table-cell>
        </table:table-row>
        <table:table-row>
          <table:table-cell table:style-name="Tableau1.A2" office:value-type="string">
            <text:p text:style-name="P11">Lecture du CSV</text:p>
          </table:table-cell>
          <table:table-cell table:style-name="Tableau1.A2" office:value-type="string">
            <text:p text:style-name="P3">CSVParser, CSVRecord, CSVFormat</text:p>
          </table:table-cell>
          <table:table-cell table:style-name="Tableau1.C2" office:value-type="string">
            <text:p text:style-name="P11">parse</text:p>
          </table:table-cell>
        </table:table-row>
        <table:table-row>
          <table:table-cell table:style-name="Tableau1.A2" office:value-type="string">
            <text:p text:style-name="P11">Indexation</text:p>
          </table:table-cell>
          <table:table-cell table:style-name="Tableau1.A2" office:value-type="string">
            <text:p text:style-name="P4">IndexWriter, IndexCollection, IndexWriterConfig</text:p>
          </table:table-cell>
          <table:table-cell table:style-name="Tableau1.C2" office:value-type="string">
            <text:p text:style-name="P12">index, indexDoc</text:p>
          </table:table-cell>
        </table:table-row>
        <table:table-row>
          <table:table-cell table:style-name="Tableau1.A2" office:value-type="string">
            <text:p text:style-name="P11">Exécution de la requête</text:p>
          </table:table-cell>
          <table:table-cell table:style-name="Tableau1.A2" office:value-type="string">
            <text:p text:style-name="P4">Query Simple, TPRI1</text:p>
          </table:table-cell>
          <table:table-cell table:style-name="Tableau1.C2" office:value-type="string">
            <text:p text:style-name="P13">process, query</text:p>
          </table:table-cell>
        </table:table-row>
      </table:table>
      <text:p text:style-name="P1"/>
      <text:p text:style-name="P1"/>
      <text:p text:style-name="P1">3.3 )</text:p>
      <text:p text:style-name="P1"/>
      <text:p text:style-name="P1"/>
      <text:p text:style-name="P1">Il existe plusieurs type d’analyseurs :</text:p>
      <text:list xml:id="list838465262" text:style-name="L1">
        <text:list-item>
          <text:p text:style-name="P16">WhitespaceAnalyzer : <text:span text:style-name="T1">Crée les tokens en utilisant les espaces comme séparateurs</text:span></text:p>
        </text:list-item>
        <text:list-item>
          <text:p text:style-name="P14">SimpleAnalyzer : <text:span text:style-name="T2">Crée les tokens en utilisant les espaces et les caractères spéciaux comme séparateurs, puis met chaque token en minuscule</text:span></text:p>
        </text:list-item>
        <text:list-item>
          <text:p text:style-name="P17">StopAnalyzer : <text:span text:style-name="T3">Variation du SimpleAnalyzer, qui enlève les mots les plus courants (en anglais, « a », « the »,…). La liste de mots à enlever peut être passée en paramètre</text:span></text:p>
        </text:list-item>
        <text:list-item>
          <text:p text:style-name="P18">StandardAnalyzer : <text:span text:style-name="T4">Basé sur StopAnalyzer. Il peut aussi reconnaître les adresses mails, les noms de domaines, ou encore les noms de compagnie comme un seul token.</text:span></text:p>
        </text:list-item>
        <text:list-item>
          <text:p text:style-name="P18">KeywordAnalyzer : <text:span text:style-name="T5">Le texte entier est compté comme un seul token. Utile pour les identifiants par exemple</text:span></text:p>
        </text:list-item>
        <text:list-item>
          <text:p text:style-name="P18">LanguageAnalyzer <text:span text:style-name="T6">(ex : EnglishAnalyzer, FrenchAnalyzer)</text:span> : <text:span text:style-name="T6">Il existe des Analyzers spécifiques à la plupart des langues, car les règles de syntaxe et la grammaire changent d’une langue à l’autre.</text:span></text:p>
        </text:list-item>
        <text:list-item>
          <text:p text:style-name="P19">CustomAnalyzer : Il est possible de créer son propre Analyzer, avec ses propres critères pour créer les tokens</text:p>
        </text:list-item>
      </text:list>
      <text:p text:style-name="P15"/>
      <text:p text:style-name="P15"/>
      <text:p text:style-name="P15"><text:soft-page-break/></text:p>
      <text:p text:style-name="P9"><text:span text:style-name="T13">Il existe plusieurs types d’analyseurs et ce pour plusieurs raisons. Tout d’abord, il faut rappeler que le but est d’identifier les unités significatives linguistiques dans un texte. Cela dit ces « unités » ou tokens, peuvent dépendre de la langue du texte. Par exemple en Français il est assez facile de séparer ces tokens via la ponctuation ou les espaces (</text:span><text:span text:style-name="T12">WhitespaceAnalyzer, SimpleAnalyzer </text:span><text:span text:style-name="T13">). En revanche en Allemand </text:span><text:span text:style-name="T14">la césure d’un token ne <text:s/>peut pas être basé sur des espaces. Un dernier exemple : l’arabe, qui se lit de droite à gauche pour les mots mais de gauche à droite pour les chiffres et ne possède pas l’alphabet latin ; pareil pour le chinois (SmartChineseAnalyser) où la signification des symboles n’a rien à voir avec celles de l’alphabet latin. </text:span></text:p>
      <text:p text:style-name="P9"><text:span text:style-name="T14">Ainsi il est nécessaire d’avoir plusieurs types d’analyseurs </text:span><text:span text:style-name="T15">car</text:span><text:span text:style-name="T14"> chaque langue possède ses propres spécificités </text:span><text:span text:style-name="T15">qui peuvent grandement influencer le processus de tokenisation, de normalisation, de filtrage de mot vide et de r</text:span><text:span text:style-name="T16">acinisation</text:span><text:span text:style-name="T14">. </text:span></text:p>
      <text:p text:style-name="P8"/>
      <text:p text:style-name="P7"/>
      <text:p text:style-name="P7"/>
      <text:p text:style-name="P1">3.4) TextField <text:span text:style-name="T7">est un champ tokenizé et indexé</text:span>, <text:span text:style-name="T7">il est donc possible de l’analyser</text:span>. On peut le remplacer par StringField qui ne peut pas être analys<text:span text:style-name="T8">é </text:span>(c’est une simple cha<text:span text:style-name="T8">î</text:span>ne de caractère<text:span text:style-name="T9">s</text:span>)</text:p>
      <text:p text:style-name="P1"/>
      <text:p text:style-name="P1"/>
      <text:h text:style-name="Heading_20_3" text:outline-level="3">5. Questions ouvertes</text:h>
      <text:p text:style-name="Text_20_body"/>
      <text:p text:style-name="P21"><text:span text:style-name="T17">5.1) <text:s/>Lucene est une librairie open source en Java qui permet d’indexer et d’effectuer des recherches. Quant à Solr, elle n’est pas fondamentalement différente de Lucene. En effet Solr est un outil logiciel de moteur de recherche. A la spécificité que Solr utilise la librairie Lucene mais ne fait pas que ça, en effet Solr est un outil plus haut niveau qui ajoute des fonctionnalités comme la recherche Géospatiale, la recherche à facettes, une interface administration web etc ...</text:span></text:p>
      <text:p text:style-name="Text_20_body"/>
      <text:p text:style-name="P6">5.2) Les fichiers d’indexation sont <text:span text:style-name="T11">dans le dossier indexRI. Ils sont nécessaires pour pouvoir ensuite calculer le score de pertinence de la requête suivant l’algorithme donné (que ce soit TF-IDF ou aut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4T13:29:37.672868321</meta:creation-date>
    <dc:date>2019-09-29T16:27:49.050000000</dc:date>
    <meta:editing-duration>PT1H55M11S</meta:editing-duration>
    <meta:editing-cycles>31</meta:editing-cycles>
    <meta:generator>LibreOffice/6.0.6.2$Windows_X86_64 LibreOffice_project/0c292870b25a325b5ed35f6b45599d2ea4458e77</meta:generator>
    <meta:document-statistic meta:table-count="1" meta:image-count="0" meta:object-count="0" meta:page-count="2" meta:paragraph-count="31" meta:word-count="521" meta:character-count="3243" meta:non-whitespace-character-count="2751"/>
  </office:meta>
</office:document-meta>
</file>